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arial" svg:font-family="arial" style:font-family-generic="swiss"/>
    <style:font-face style:name="Arial" svg:font-family="Arial"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Figure">
      <style:paragraph-properties fo:margin-left="0cm" fo:margin-right="0cm" fo:line-height="150%" fo:text-align="center" style:justify-single-word="false" fo:text-indent="0cm" style:auto-text-indent="false" fo:break-before="page"/>
      <style:text-properties fo:color="#000000" style:font-name="Arial" fo:font-size="12pt" fo:language="pt" fo:country="BR" fo:font-style="normal" fo:font-weight="bold" officeooo:paragraph-rsid="0014f458" style:font-size-asian="12pt" style:language-asian="pt" style:country-asian="BR" style:font-style-asian="normal" style:font-weight-asian="bold" style:font-name-complex="Arial2" style:font-size-complex="12pt" style:language-complex="ar" style:country-complex="SA" style:font-style-complex="normal"/>
    </style:style>
    <style:style style:name="P3" style:family="paragraph" style:parent-style-name="Standard">
      <loext:graphic-properties draw:fill="none"/>
      <style:paragraph-properties fo:margin-left="0cm" fo:margin-right="0cm" fo:line-height="150%" fo:text-align="center" style:justify-single-word="false" fo:text-indent="0cm" style:auto-text-indent="false" fo:break-before="page" fo:background-color="transparent"/>
      <style:text-properties style:font-name="Arial1" officeooo:rsid="002a5db8" officeooo:paragraph-rsid="0014f458"/>
    </style:style>
    <style:style style:name="P4" style:family="paragraph" style:parent-style-name="Figure">
      <style:paragraph-properties fo:margin-left="0cm" fo:margin-right="0cm" fo:margin-top="0cm" fo:margin-bottom="0cm" loext:contextual-spacing="false" fo:line-height="150%" fo:text-align="justify" style:justify-single-word="false" fo:text-indent="0cm" style:auto-text-indent="false"/>
      <style:text-properties fo:color="#ff0000" style:font-name="Arial" fo:font-size="12pt" fo:language="pt" fo:country="BR" fo:font-style="normal" fo:font-weight="bold" officeooo:paragraph-rsid="0014f458" style:font-size-asian="12pt" style:language-asian="pt" style:country-asian="BR" style:font-style-asian="normal" style:font-weight-asian="bold" style:font-name-complex="Arial2" style:font-size-complex="12pt" style:language-complex="ar" style:country-complex="SA" style:font-style-complex="normal"/>
    </style:style>
    <style:style style:name="P5" style:family="paragraph" style:parent-style-name="Figure">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1.27cm"/>
        </style:tab-stops>
      </style:paragraph-properties>
      <style:text-properties style:font-name="Arial1" fo:font-size="12pt" fo:language="pt" fo:country="BR" fo:font-weight="bold" officeooo:paragraph-rsid="0014f458" style:letter-kerning="true" style:font-name-asian="SimSun" style:font-size-asian="12pt" style:language-asian="zh" style:country-asian="CN" style:font-weight-asian="bold" style:font-name-complex="Arial2" style:font-size-complex="12pt" style:language-complex="hi" style:country-complex="IN" style:font-weight-complex="bold"/>
    </style:style>
    <style:style style:name="P6" style:family="paragraph" style:parent-style-name="Standard">
      <loext:graphic-properties draw:fill="none"/>
      <style:paragraph-properties fo:margin-left="0cm" fo:margin-right="0cm" fo:margin-top="0cm" fo:margin-bottom="0cm" loext:contextual-spacing="false" fo:line-height="150%" fo:text-align="justify" style:justify-single-word="false" fo:text-indent="0cm" style:auto-text-indent="false" fo:background-color="transparent" style:writing-mode="lr-tb"/>
      <style:text-properties fo:color="#000000" style:font-name="Arial" fo:font-size="12pt" fo:language="pt" fo:country="BR" fo:font-style="normal" fo:font-weight="bold" officeooo:rsid="00382bf9" officeooo:paragraph-rsid="0014f458" style:letter-kerning="true" fo:background-color="#ffffff" style:font-name-asian="SimSun" style:font-size-asian="12pt" style:language-asian="en" style:country-asian="US" style:font-style-asian="normal" style:font-weight-asian="bold" style:font-name-complex="Arial2" style:font-size-complex="12pt" style:language-complex="ar" style:country-complex="SA" style:font-style-complex="normal" style:font-weight-complex="normal"/>
    </style:style>
    <style:style style:name="P7" style:family="paragraph" style:parent-style-name="Standard">
      <style:paragraph-properties fo:margin-left="0cm" fo:margin-right="0cm" fo:margin-top="0cm" fo:margin-bottom="0cm" loext:contextual-spacing="false" fo:line-height="150%" fo:text-align="start" style:justify-single-word="false" fo:text-indent="0cm" style:auto-text-indent="false" style:writing-mode="lr-tb">
        <style:tab-stops>
          <style:tab-stop style:position="1.27cm"/>
        </style:tab-stops>
      </style:paragraph-properties>
      <style:text-properties fo:color="#000000" style:font-name="arial" fo:font-size="12pt" fo:language="pt" fo:country="BR" fo:font-style="normal" fo:font-weight="normal" officeooo:paragraph-rsid="0014f458" style:font-size-asian="12pt" style:language-asian="pt" style:country-asian="BR" style:font-style-asian="normal" style:font-weight-asian="normal" style:font-name-complex="Arial2" style:font-size-complex="12pt" style:language-complex="ar" style:country-complex="SA" style:font-style-complex="normal" style:font-weight-complex="normal"/>
    </style:style>
    <style:style style:name="P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014f458"/>
    </style:style>
    <style:style style:name="P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Arial1" fo:font-size="12pt" fo:language="pt" fo:country="BR" officeooo:paragraph-rsid="0014f458" style:font-size-asian="12pt" style:language-asian="en" style:country-asian="US" style:font-name-complex="Arial2" style:font-size-complex="12pt" style:language-complex="ar" style:country-complex="SA"/>
    </style:style>
    <style:style style:name="P10" style:family="paragraph" style:parent-style-name="Standard">
      <style:paragraph-properties fo:margin-left="0cm" fo:margin-right="0cm" fo:margin-top="0cm" fo:margin-bottom="0cm" loext:contextual-spacing="false" fo:line-height="150%" fo:text-indent="0cm" style:auto-text-indent="false" style:writing-mode="lr-tb"/>
      <style:text-properties style:font-name="Arial1" fo:font-size="12pt" fo:language="pt" fo:country="BR" officeooo:paragraph-rsid="0014f458" style:font-size-asian="12pt" style:language-asian="en" style:country-asian="US" style:font-name-complex="Arial2" style:font-size-complex="12pt" style:language-complex="ar" style:country-complex="SA"/>
    </style:style>
    <style:style style:name="P1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Arial1" fo:font-size="12pt" fo:language="pt" fo:country="BR" fo:font-style="italic" officeooo:rsid="000c6822" officeooo:paragraph-rsid="0014f458" style:font-size-asian="12pt" style:language-asian="en" style:country-asian="US" style:font-style-asian="italic" style:font-name-complex="Arial2" style:font-size-complex="12pt" style:language-complex="ar" style:country-complex="SA" style:font-style-complex="italic"/>
    </style:style>
    <style:style style:name="P1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Arial1" fo:font-size="12pt" fo:language="pt" fo:country="BR" fo:font-weight="bold" officeooo:paragraph-rsid="0014f458" style:font-size-asian="12pt" style:language-asian="en" style:country-asian="US" style:font-weight-asian="bold" style:font-name-complex="Arial2" style:font-size-complex="12pt" style:language-complex="ar" style:country-complex="SA" style:font-weight-complex="bold"/>
    </style:style>
    <style:style style:name="P1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Arial1" fo:font-size="12pt" fo:language="pt" fo:country="BR" fo:font-weight="bold" officeooo:rsid="000c6822" officeooo:paragraph-rsid="0014f458" style:font-size-asian="12pt" style:language-asian="en" style:country-asian="US" style:font-weight-asian="bold" style:font-name-complex="Arial2" style:font-size-complex="12pt" style:language-complex="ar" style:country-complex="SA" style:font-weight-complex="bold"/>
    </style:style>
    <style:style style:name="P14" style:family="paragraph" style:parent-style-name="Standard">
      <loext:graphic-properties draw:fill="none"/>
      <style:paragraph-properties fo:margin-left="0cm" fo:margin-right="0cm" fo:margin-top="0cm" fo:margin-bottom="0cm" loext:contextual-spacing="false" fo:line-height="150%" fo:text-align="start" style:justify-single-word="false" fo:orphans="2" fo:widows="2" fo:text-indent="0cm" style:auto-text-indent="false" fo:background-color="transparent" style:writing-mode="lr-tb">
        <style:tab-stops/>
      </style:paragraph-properties>
      <style:text-properties style:font-name="Arial1" fo:font-size="12pt" fo:language="pt" fo:country="BR" fo:font-weight="bold" officeooo:rsid="00382bf9" officeooo:paragraph-rsid="0014f458" style:font-size-asian="12pt" style:language-asian="en" style:country-asian="US" style:font-weight-asian="bold" style:font-name-complex="Arial2" style:font-size-complex="12pt" style:language-complex="ar" style:country-complex="SA"/>
    </style:style>
    <style:style style:name="P1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Arial1" fo:font-size="12pt" fo:language="pt" fo:country="BR" fo:font-weight="normal" officeooo:rsid="000c6822" officeooo:paragraph-rsid="0014f458" style:font-size-asian="12pt" style:language-asian="en" style:country-asian="US" style:font-weight-asian="normal" style:font-name-complex="Arial2" style:font-size-complex="12pt" style:language-complex="ar" style:country-complex="SA" style:font-weight-complex="normal"/>
    </style:style>
    <style:style style:name="P16" style:family="paragraph" style:parent-style-name="Standard">
      <loext:graphic-properties draw:fill="none"/>
      <style:paragraph-properties fo:margin-left="0cm" fo:margin-right="0cm" fo:line-height="150%" fo:text-align="center" style:justify-single-word="false" fo:text-indent="0cm" style:auto-text-indent="false" fo:background-color="transparent"/>
      <style:text-properties style:font-name="Arial1" officeooo:rsid="002a5db8" officeooo:paragraph-rsid="0014f458"/>
    </style:style>
    <style:style style:name="P17" style:family="paragraph" style:parent-style-name="Standard">
      <loext:graphic-properties draw:fill="none"/>
      <style:paragraph-properties fo:margin-left="0cm" fo:margin-right="0cm" fo:line-height="150%" fo:text-align="center" style:justify-single-word="false" fo:text-indent="0cm" style:auto-text-indent="false" fo:background-color="transparent"/>
      <style:text-properties style:font-name="Arial1" officeooo:rsid="0018dcc8" officeooo:paragraph-rsid="0014f458"/>
    </style:style>
    <style:style style:name="P18" style:family="paragraph" style:parent-style-name="Standard">
      <loext:graphic-properties draw:fill="none"/>
      <style:paragraph-properties fo:margin-left="0cm" fo:margin-right="0cm" fo:line-height="150%" fo:text-align="center" style:justify-single-word="false" fo:text-indent="0cm" style:auto-text-indent="false" fo:background-color="transparent"/>
      <style:text-properties style:font-name="Arial1" fo:font-weight="bold" officeooo:rsid="0018dcc8" officeooo:paragraph-rsid="0014f458" style:font-weight-asian="bold" style:font-weight-complex="bold"/>
    </style:style>
    <style:style style:name="P19" style:family="paragraph" style:parent-style-name="Standard">
      <loext:graphic-properties draw:fill="none"/>
      <style:paragraph-properties fo:margin-left="0cm" fo:margin-right="0cm" fo:line-height="150%" fo:text-align="center" style:justify-single-word="false" fo:text-indent="0cm" style:auto-text-indent="false" fo:background-color="transparent"/>
      <style:text-properties style:font-name="Arial1" fo:font-weight="normal" officeooo:rsid="0018dcc8" officeooo:paragraph-rsid="0014f458" style:font-weight-asian="normal" style:font-weight-complex="normal"/>
    </style:style>
    <style:style style:name="P20"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ab-stops>
          <style:tab-stop style:position="7.938cm"/>
        </style:tab-stops>
      </style:paragraph-properties>
      <style:text-properties style:font-name="Arial1" fo:font-weight="normal" officeooo:rsid="0018dcc8" officeooo:paragraph-rsid="0014f458" style:font-weight-asian="normal" style:font-weight-complex="normal"/>
    </style:style>
    <style:style style:name="P21" style:family="paragraph" style:parent-style-name="Standard">
      <loext:graphic-properties draw:fill="none"/>
      <style:paragraph-properties fo:margin-left="0cm" fo:margin-right="0cm" fo:line-height="150%" fo:text-align="center" style:justify-single-word="false" fo:orphans="2" fo:widows="2" fo:text-indent="0cm" style:auto-text-indent="false" fo:background-color="transparent">
        <style:tab-stops/>
      </style:paragraph-properties>
      <style:text-properties style:font-name="Arial1" fo:font-weight="normal" officeooo:rsid="002a5db8" officeooo:paragraph-rsid="0014f458" style:font-weight-asian="normal" style:font-weight-complex="normal"/>
    </style:style>
    <style:style style:name="P22" style:family="paragraph" style:parent-style-name="Standard">
      <loext:graphic-properties draw:fill="none"/>
      <style:paragraph-properties fo:margin-left="0cm" fo:margin-right="0cm" fo:line-height="150%" fo:text-align="start" style:justify-single-word="false" fo:text-indent="0cm" style:auto-text-indent="false" fo:background-color="transparent"/>
      <style:text-properties style:font-name="Arial1" fo:font-size="12pt" fo:language="pt" fo:country="BR" fo:font-weight="bold" officeooo:rsid="00382bf9" officeooo:paragraph-rsid="0014f458" style:font-size-asian="12pt" style:language-asian="en" style:country-asian="US" style:font-weight-asian="bold" style:font-name-complex="Arial2" style:font-size-complex="12pt" style:language-complex="ar" style:country-complex="SA"/>
    </style:style>
    <style:style style:name="P23" style:family="paragraph" style:parent-style-name="Standard">
      <style:paragraph-properties fo:margin-left="0cm" fo:margin-right="0cm" fo:line-height="150%" fo:text-align="center" style:justify-single-word="false" fo:text-indent="0cm" style:auto-text-indent="false"/>
      <style:text-properties fo:color="#000000" style:font-name="Arial1" fo:font-size="12pt" fo:language="pt" fo:country="BR" fo:font-weight="bold" officeooo:paragraph-rsid="0014f458" style:font-size-asian="12pt" style:language-asian="en" style:country-asian="US" style:font-weight-asian="bold" style:font-name-complex="Arial2" style:font-size-complex="12pt" style:language-complex="ar" style:country-complex="SA"/>
    </style:style>
    <style:style style:name="P24" style:family="paragraph" style:parent-style-name="Standard" style:master-page-name="">
      <loext:graphic-properties draw:fill="none"/>
      <style:paragraph-properties fo:margin-left="0cm" fo:margin-right="0cm" fo:line-height="150%" fo:text-align="center" style:justify-single-word="false" fo:text-indent="0cm" style:auto-text-indent="false" style:page-number="auto" fo:background-color="transparent"/>
      <style:text-properties style:font-name="Arial1" officeooo:rsid="001636ea" officeooo:paragraph-rsid="0014f458"/>
    </style:style>
    <style:style style:name="P25" style:family="paragraph" style:parent-style-name="Standard" style:master-page-name="">
      <loext:graphic-properties draw:fill="none"/>
      <style:paragraph-properties fo:margin-left="0cm" fo:margin-right="0cm" fo:line-height="150%" fo:text-align="center" style:justify-single-word="false" fo:text-indent="0cm" style:auto-text-indent="false" style:page-number="auto" fo:background-color="transparent"/>
      <style:text-properties style:font-name="Arial1" officeooo:rsid="00266891" officeooo:paragraph-rsid="0014f458"/>
    </style:style>
    <style:style style:name="P26" style:family="paragraph" style:parent-style-name="Standard" style:master-page-name="">
      <loext:graphic-properties draw:fill="none"/>
      <style:paragraph-properties fo:margin-left="0cm" fo:margin-right="0cm" fo:line-height="150%" fo:text-align="center" style:justify-single-word="false" fo:text-indent="0cm" style:auto-text-indent="false" style:page-number="auto" fo:background-color="transparent"/>
      <style:text-properties style:font-name="Arial1" fo:font-weight="bold" officeooo:rsid="001636ea" officeooo:paragraph-rsid="0014f458" style:font-weight-asian="bold" style:font-weight-complex="bold"/>
    </style:style>
    <style:style style:name="P27" style:family="paragraph" style:parent-style-name="Footnote">
      <style:paragraph-properties fo:text-align="justify" style:justify-single-word="false"/>
      <style:text-properties officeooo:rsid="003f7454" officeooo:paragraph-rsid="003f7454"/>
    </style:style>
    <style:style style:name="P28" style:family="paragraph" style:parent-style-name="Footnote">
      <style:paragraph-properties fo:text-align="justify" style:justify-single-word="false"/>
    </style:style>
    <style:style style:name="P29" style:family="paragraph" style:parent-style-name="Standard">
      <style:paragraph-properties fo:text-align="start" style:justify-single-word="false"/>
      <style:text-properties style:font-name="arial" officeooo:paragraph-rsid="0014f458"/>
    </style:style>
    <style:style style:name="P30" style:family="paragraph" style:parent-style-name="Standard">
      <style:paragraph-properties fo:text-align="start" style:justify-single-word="false"/>
      <style:text-properties officeooo:paragraph-rsid="0014f458"/>
    </style:style>
    <style:style style:name="P31" style:family="paragraph" style:parent-style-name="Standard">
      <style:paragraph-properties fo:margin-left="0cm" fo:margin-right="0cm" fo:line-height="150%" fo:text-align="center" style:justify-single-word="false" fo:text-indent="1.251cm" style:auto-text-indent="false"/>
      <style:text-properties style:font-name="Arial1" officeooo:rsid="001636ea" officeooo:paragraph-rsid="0014f458"/>
    </style:style>
    <style:style style:name="P32" style:family="paragraph" style:parent-style-name="Standard">
      <style:paragraph-properties fo:margin-left="0cm" fo:margin-right="0cm" fo:line-height="150%" fo:text-align="center" style:justify-single-word="false" fo:text-indent="1.251cm" style:auto-text-indent="false"/>
      <style:text-properties style:font-name="Arial1" fo:font-weight="bold" officeooo:rsid="001636ea" officeooo:paragraph-rsid="0014f458" style:font-weight-asian="bold" style:font-weight-complex="bold"/>
    </style:style>
    <style:style style:name="P33" style:family="paragraph" style:parent-style-name="Standard" style:master-page-name="">
      <loext:graphic-properties draw:fill="none"/>
      <style:paragraph-properties fo:margin-left="7.9cm" fo:margin-right="0cm" fo:line-height="100%" fo:text-align="justify" style:justify-single-word="false" fo:orphans="2" fo:widows="2" fo:text-indent="0cm" style:auto-text-indent="false" style:page-number="auto" fo:background-color="transparent">
        <style:tab-stops/>
      </style:paragraph-properties>
      <style:text-properties style:font-name="Arial1" fo:font-weight="normal" officeooo:rsid="0018dcc8" officeooo:paragraph-rsid="0014f458" style:font-weight-asian="normal" style:font-weight-complex="normal"/>
    </style:style>
    <style:style style:name="P34" style:family="paragraph" style:parent-style-name="Standard">
      <loext:graphic-properties draw:fill="none"/>
      <style:paragraph-properties fo:margin-left="7.999cm" fo:margin-right="0cm" fo:line-height="150%" fo:text-align="justify" style:justify-single-word="false" fo:orphans="2" fo:widows="2" fo:text-indent="0cm" style:auto-text-indent="false" fo:background-color="transparent">
        <style:tab-stops/>
      </style:paragraph-properties>
      <style:text-properties style:font-name="Arial1" fo:font-weight="normal" officeooo:rsid="002a5db8" officeooo:paragraph-rsid="0014f458" style:font-weight-asian="normal" style:font-weight-complex="normal"/>
    </style:style>
    <style:style style:name="P35" style:family="paragraph" style:parent-style-name="Standard" style:master-page-name="">
      <loext:graphic-properties draw:fill="none"/>
      <style:paragraph-properties fo:margin-left="7.999cm" fo:margin-right="0cm" fo:line-height="150%" fo:text-align="justify" style:justify-single-word="false" fo:orphans="2" fo:widows="2" fo:text-indent="0cm" style:auto-text-indent="false" style:page-number="auto" fo:background-color="transparent">
        <style:tab-stops/>
      </style:paragraph-properties>
      <style:text-properties style:font-name="Arial1" fo:font-weight="normal" officeooo:rsid="0018dcc8" officeooo:paragraph-rsid="0014f458" style:font-weight-asian="normal" style:font-weight-complex="normal"/>
    </style:style>
    <style:style style:name="P36" style:family="paragraph" style:parent-style-name="Standard">
      <style:paragraph-properties fo:margin-top="0cm" fo:margin-bottom="0cm" loext:contextual-spacing="false" fo:line-height="150%" fo:text-align="justify" style:justify-single-word="false" style:writing-mode="lr-tb"/>
      <style:text-properties style:font-name="Arial1" fo:font-size="12pt" fo:language="pt" fo:country="BR" officeooo:rsid="00276dd9" officeooo:paragraph-rsid="0014f458" style:font-size-asian="12pt" style:language-asian="en" style:country-asian="US" style:font-name-complex="Arial2" style:font-size-complex="12pt" style:language-complex="ar" style:country-complex="SA"/>
    </style:style>
    <style:style style:name="P37" style:family="paragraph" style:parent-style-name="Standard">
      <style:paragraph-properties fo:margin-top="0cm" fo:margin-bottom="0cm" loext:contextual-spacing="false" fo:line-height="150%" fo:text-align="justify" style:justify-single-word="false" style:writing-mode="lr-tb"/>
      <style:text-properties style:font-name="Arial1" fo:font-size="12pt" fo:language="pt" fo:country="BR" fo:font-weight="bold" officeooo:paragraph-rsid="0014f458" style:font-size-asian="12pt" style:language-asian="en" style:country-asian="US" style:font-weight-asian="bold" style:font-name-complex="Arial2" style:font-size-complex="12pt" style:language-complex="ar" style:country-complex="SA" style:font-weight-complex="bold"/>
    </style:style>
    <style:style style:name="P38" style:family="paragraph" style:parent-style-name="Standard">
      <style:paragraph-properties fo:margin-top="0cm" fo:margin-bottom="0cm" loext:contextual-spacing="false" fo:line-height="150%" fo:text-align="justify" style:justify-single-word="false" style:writing-mode="lr-tb"/>
      <style:text-properties style:font-name="Arial1" fo:font-size="12pt" fo:language="pt" fo:country="BR" fo:font-weight="bold" officeooo:rsid="00276dd9" officeooo:paragraph-rsid="0014f458" style:font-size-asian="12pt" style:language-asian="en" style:country-asian="US" style:font-weight-asian="bold" style:font-name-complex="Arial2" style:font-size-complex="12pt" style:language-complex="ar" style:country-complex="SA" style:font-weight-complex="bold"/>
    </style:style>
    <style:style style:name="P39" style:family="paragraph" style:parent-style-name="Standard">
      <style:paragraph-properties fo:margin-top="0cm" fo:margin-bottom="0cm" loext:contextual-spacing="false" fo:line-height="150%" fo:text-align="justify" style:justify-single-word="false" style:writing-mode="lr-tb"/>
      <style:text-properties style:font-name="Arial1" fo:font-size="12pt" fo:language="pt" fo:country="BR" fo:font-weight="bold" officeooo:rsid="002c3d95" officeooo:paragraph-rsid="0014f458" style:font-size-asian="12pt" style:language-asian="en" style:country-asian="US" style:font-weight-asian="bold" style:font-name-complex="Arial2" style:font-size-complex="12pt" style:language-complex="ar" style:country-complex="SA" style:font-weight-complex="bold"/>
    </style:style>
    <style:style style:name="P40" style:family="paragraph" style:parent-style-name="Standard">
      <style:paragraph-properties fo:margin-top="0cm" fo:margin-bottom="0cm" loext:contextual-spacing="false" fo:line-height="150%" fo:text-align="justify" style:justify-single-word="false" style:writing-mode="lr-tb"/>
      <style:text-properties style:font-name="arial" fo:language="pt" fo:country="BR" officeooo:rsid="0029f8e5" officeooo:paragraph-rsid="0014f458"/>
    </style:style>
    <style:style style:name="P41" style:family="paragraph" style:parent-style-name="Standard">
      <loext:graphic-properties draw:fill="none"/>
      <style:paragraph-properties fo:margin-left="0cm" fo:margin-right="0cm" fo:line-height="150%" fo:text-align="justify" style:justify-single-word="false" fo:text-indent="1.3cm" style:auto-text-indent="false" fo:background-color="transparent"/>
      <style:text-properties style:font-name="arial" fo:language="pt" fo:country="BR" officeooo:rsid="0021b46e" officeooo:paragraph-rsid="0014f458"/>
    </style:style>
    <style:style style:name="P42" style:family="paragraph" style:parent-style-name="Standard">
      <loext:graphic-properties draw:fill="none"/>
      <style:paragraph-properties fo:margin-left="0cm" fo:margin-right="0cm" fo:line-height="150%" fo:text-align="justify" style:justify-single-word="false" fo:text-indent="1.3cm" style:auto-text-indent="false" fo:background-color="transparent"/>
      <style:text-properties style:font-name="arial" fo:language="pt" fo:country="BR" officeooo:rsid="000a500c" officeooo:paragraph-rsid="0014f458"/>
    </style:style>
    <style:style style:name="P43" style:family="paragraph" style:parent-style-name="Standard">
      <loext:graphic-properties draw:fill="none"/>
      <style:paragraph-properties fo:margin-left="0cm" fo:margin-right="0cm" fo:line-height="150%" fo:text-align="justify" style:justify-single-word="false" fo:text-indent="1.3cm" style:auto-text-indent="false" fo:background-color="transparent"/>
      <style:text-properties style:font-name="arial" fo:language="pt" fo:country="BR" officeooo:rsid="0023c6ac" officeooo:paragraph-rsid="0014f458"/>
    </style:style>
    <style:style style:name="P44" style:family="paragraph" style:parent-style-name="Standard">
      <loext:graphic-properties draw:fill="none"/>
      <style:paragraph-properties fo:margin-left="0cm" fo:margin-right="0cm" fo:line-height="150%" fo:text-align="justify" style:justify-single-word="false" fo:text-indent="1.3cm" style:auto-text-indent="false" fo:background-color="transparent"/>
      <style:text-properties style:font-name="arial" fo:language="pt" fo:country="BR" officeooo:rsid="001d8fd7" officeooo:paragraph-rsid="0014f458"/>
    </style:style>
    <style:style style:name="P45" style:family="paragraph" style:parent-style-name="Standard">
      <loext:graphic-properties draw:fill="none"/>
      <style:paragraph-properties fo:margin-left="0cm" fo:margin-right="0cm" fo:line-height="150%" fo:text-align="justify" style:justify-single-word="false" fo:text-indent="1.3cm" style:auto-text-indent="false" fo:background-color="transparent"/>
      <style:text-properties style:font-name="arial" fo:language="pt" fo:country="BR" officeooo:rsid="001f5c92" officeooo:paragraph-rsid="0014f458"/>
    </style:style>
    <style:style style:name="P46" style:family="paragraph" style:parent-style-name="Standard">
      <loext:graphic-properties draw:fill="none"/>
      <style:paragraph-properties fo:margin-left="0cm" fo:margin-right="0cm" fo:line-height="150%" fo:text-align="justify" style:justify-single-word="false" fo:text-indent="1.3cm" style:auto-text-indent="false" fo:background-color="transparent"/>
      <style:text-properties style:font-name="arial" fo:language="pt" fo:country="BR" officeooo:rsid="00208040" officeooo:paragraph-rsid="0014f458"/>
    </style:style>
    <style:style style:name="P47" style:family="paragraph" style:parent-style-name="Standard">
      <loext:graphic-properties draw:fill="none"/>
      <style:paragraph-properties fo:margin-left="0cm" fo:margin-right="0cm" fo:line-height="150%" fo:text-align="justify" style:justify-single-word="false" fo:text-indent="1.3cm" style:auto-text-indent="false" fo:background-color="transparent"/>
      <style:text-properties style:font-name="arial" fo:language="pt" fo:country="BR" officeooo:rsid="00220b48" officeooo:paragraph-rsid="0014f458"/>
    </style:style>
    <style:style style:name="P48" style:family="paragraph" style:parent-style-name="Standard">
      <loext:graphic-properties draw:fill="none"/>
      <style:paragraph-properties fo:margin-left="0cm" fo:margin-right="0cm" fo:line-height="150%" fo:text-align="justify" style:justify-single-word="false" fo:text-indent="1.3cm" style:auto-text-indent="false" fo:background-color="transparent"/>
      <style:text-properties style:font-name="arial" fo:language="pt" fo:country="BR" officeooo:rsid="0029f8e5" officeooo:paragraph-rsid="0014f458"/>
    </style:style>
    <style:style style:name="P49" style:family="paragraph" style:parent-style-name="Standard">
      <loext:graphic-properties draw:fill="none"/>
      <style:paragraph-properties fo:margin-left="0cm" fo:margin-right="0cm" fo:line-height="150%" fo:text-align="justify" style:justify-single-word="false" fo:text-indent="1.3cm" style:auto-text-indent="false" fo:background-color="transparent"/>
      <style:text-properties style:font-name="arial" fo:language="pt" fo:country="BR" officeooo:paragraph-rsid="0014f458"/>
    </style:style>
    <style:style style:name="P50" style:family="paragraph" style:parent-style-name="Standard">
      <loext:graphic-properties draw:fill="none"/>
      <style:paragraph-properties fo:margin-left="0cm" fo:margin-right="0cm" fo:line-height="150%" fo:text-align="justify" style:justify-single-word="false" fo:text-indent="1.3cm" style:auto-text-indent="false" fo:background-color="transparent"/>
      <style:text-properties style:font-name="arial" officeooo:paragraph-rsid="0014f458"/>
    </style:style>
    <style:style style:name="P51" style:family="paragraph" style:parent-style-name="Standard">
      <loext:graphic-properties draw:fill="none"/>
      <style:paragraph-properties fo:margin-left="0cm" fo:margin-right="0cm" fo:line-height="150%" fo:text-align="justify" style:justify-single-word="false" fo:text-indent="1.3cm" style:auto-text-indent="false" fo:background-color="transparent"/>
      <style:text-properties officeooo:rsid="000a500c" officeooo:paragraph-rsid="0014f458"/>
    </style:style>
    <style:style style:name="P52" style:family="paragraph" style:parent-style-name="Standard">
      <loext:graphic-properties draw:fill="none"/>
      <style:paragraph-properties fo:margin-left="0cm" fo:margin-right="0cm" fo:line-height="150%" fo:text-align="justify" style:justify-single-word="false" fo:text-indent="1.3cm" style:auto-text-indent="false" fo:background-color="transparent"/>
      <style:text-properties fo:language="pt" fo:country="BR" officeooo:rsid="0032b8d7" officeooo:paragraph-rsid="0014f458"/>
    </style:style>
    <style:style style:name="P53" style:family="paragraph" style:parent-style-name="Standard">
      <loext:graphic-properties draw:fill="none"/>
      <style:paragraph-properties fo:margin-left="0cm" fo:margin-right="0cm" fo:margin-top="0cm" fo:margin-bottom="0cm" loext:contextual-spacing="false" fo:line-height="150%" fo:text-align="justify" style:justify-single-word="false" fo:text-indent="1.3cm" style:auto-text-indent="false" fo:background-color="transparent" style:writing-mode="lr-tb"/>
      <style:text-properties style:font-name="arial" fo:font-size="12pt" fo:language="pt" fo:country="BR" officeooo:rsid="00276dd9" officeooo:paragraph-rsid="0014f458" style:font-size-asian="12pt" style:language-asian="en" style:country-asian="US" style:font-name-complex="Arial2" style:font-size-complex="12pt" style:language-complex="ar" style:country-complex="SA"/>
    </style:style>
    <style:style style:name="P54" style:family="paragraph" style:parent-style-name="Standard">
      <loext:graphic-properties draw:fill="none"/>
      <style:paragraph-properties fo:margin-left="0cm" fo:margin-right="0cm" fo:margin-top="0cm" fo:margin-bottom="0cm" loext:contextual-spacing="false" fo:line-height="150%" fo:text-align="justify" style:justify-single-word="false" fo:text-indent="1.3cm" style:auto-text-indent="false" fo:background-color="transparent" style:writing-mode="lr-tb"/>
      <style:text-properties style:font-name="Arial1" fo:font-size="12pt" fo:language="pt" fo:country="BR" fo:font-weight="bold" officeooo:rsid="002c3d95" officeooo:paragraph-rsid="0014f458" style:font-size-asian="12pt" style:language-asian="en" style:country-asian="US" style:font-weight-asian="bold" style:font-name-complex="Arial2" style:font-size-complex="12pt" style:language-complex="ar" style:country-complex="SA" style:font-weight-complex="bold"/>
    </style:style>
    <style:style style:name="P55" style:family="paragraph" style:parent-style-name="Standard" style:master-page-name="">
      <loext:graphic-properties draw:fill="none"/>
      <style:paragraph-properties fo:margin-left="0cm" fo:margin-right="0cm" fo:line-height="150%" fo:text-align="justify" style:justify-single-word="false" fo:text-indent="1.3cm" style:auto-text-indent="false" style:page-number="auto" fo:background-color="transparent"/>
      <style:text-properties style:font-name="arial" fo:language="pt" fo:country="BR" officeooo:rsid="0021b46e" officeooo:paragraph-rsid="0014f458"/>
    </style:style>
    <style:style style:name="P56" style:family="paragraph" style:parent-style-name="Standard" style:list-style-name="L1">
      <style:paragraph-properties fo:margin-top="0cm" fo:margin-bottom="0cm" loext:contextual-spacing="false" fo:line-height="150%" fo:text-align="justify" style:justify-single-word="false" style:writing-mode="lr-tb"/>
      <style:text-properties style:font-name="Arial1" fo:font-size="12pt" fo:language="pt" fo:country="BR" officeooo:paragraph-rsid="0014f458" style:font-size-asian="12pt" style:language-asian="en" style:country-asian="US" style:font-name-complex="Arial2" style:font-size-complex="12pt" style:language-complex="ar" style:country-complex="SA"/>
    </style:style>
    <style:style style:name="P57" style:family="paragraph" style:parent-style-name="Standard" style:list-style-name="L1">
      <style:paragraph-properties fo:margin-top="0cm" fo:margin-bottom="0cm" loext:contextual-spacing="false" fo:line-height="150%" fo:text-align="justify" style:justify-single-word="false" style:writing-mode="lr-tb"/>
      <style:text-properties style:font-name="Arial1" fo:font-size="12pt" fo:language="pt" fo:country="BR" officeooo:paragraph-rsid="0016d596" style:font-size-asian="12pt" style:language-asian="en" style:country-asian="US" style:font-name-complex="Arial2" style:font-size-complex="12pt" style:language-complex="ar" style:country-complex="SA"/>
    </style:style>
    <style:style style:name="P58" style:family="paragraph" style:parent-style-name="Standard" style:list-style-name="L1">
      <style:paragraph-properties fo:margin-top="0cm" fo:margin-bottom="0cm" loext:contextual-spacing="false" fo:line-height="150%" fo:text-align="justify" style:justify-single-word="false" style:writing-mode="lr-tb"/>
      <style:text-properties style:font-name="Arial1" fo:font-size="12pt" fo:language="pt" fo:country="BR" officeooo:rsid="002faef2" officeooo:paragraph-rsid="0014f458" style:font-size-asian="12pt" style:language-asian="en" style:country-asian="US" style:font-name-complex="Arial2" style:font-size-complex="12pt" style:language-complex="ar" style:country-complex="SA"/>
    </style:style>
    <style:style style:name="P5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Arial" fo:font-size="12pt" fo:language="pt" fo:country="BR" fo:font-style="normal" fo:font-weight="bold" officeooo:rsid="0014f458" officeooo:paragraph-rsid="0014f458" style:font-size-asian="12pt" style:language-asian="en" style:country-asian="US" style:font-style-asian="normal" style:font-weight-asian="bold" style:font-name-complex="Arial2" style:font-size-complex="12pt" style:language-complex="ar" style:country-complex="SA" style:font-style-complex="normal"/>
    </style:style>
    <style:style style:name="P6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Arial1" fo:font-size="12pt" fo:language="pt" fo:country="BR" fo:font-weight="bold" officeooo:rsid="000c6822" officeooo:paragraph-rsid="0016d596" style:font-size-asian="12pt" style:language-asian="en" style:country-asian="US" style:font-weight-asian="bold" style:font-name-complex="Arial2" style:font-size-complex="12pt" style:language-complex="ar" style:country-complex="SA" style:font-weight-complex="bold"/>
    </style:style>
    <style:style style:name="P6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Arial1" fo:font-size="12pt" fo:language="pt" fo:country="BR" officeooo:paragraph-rsid="0016d596" style:font-size-asian="12pt" style:language-asian="en" style:country-asian="US" style:font-name-complex="Arial2" style:font-size-complex="12pt" style:language-complex="ar" style:country-complex="SA"/>
    </style:style>
    <style:style style:name="P62" style:family="paragraph" style:parent-style-name="Standard">
      <loext:graphic-properties draw:fill="none"/>
      <style:paragraph-properties fo:margin-left="0cm" fo:margin-right="0cm" fo:line-height="150%" fo:text-align="justify" style:justify-single-word="false" fo:text-indent="1.3cm" style:auto-text-indent="false" fo:background-color="transparent"/>
      <style:text-properties style:font-name="arial" fo:language="pt" fo:country="BR" officeooo:rsid="000a500c" officeooo:paragraph-rsid="0016d596"/>
    </style:style>
    <style:style style:name="T1" style:family="text">
      <style:text-properties fo:color="#000000" officeooo:rsid="00266891"/>
    </style:style>
    <style:style style:name="T2" style:family="text">
      <style:text-properties fo:color="#000000" officeooo:rsid="00292b31"/>
    </style:style>
    <style:style style:name="T3" style:family="text">
      <style:text-properties fo:color="#000000" officeooo:rsid="002a5db8"/>
    </style:style>
    <style:style style:name="T4" style:family="text">
      <style:text-properties officeooo:rsid="002a5db8"/>
    </style:style>
    <style:style style:name="T5" style:family="text">
      <style:text-properties officeooo:rsid="0033aa27"/>
    </style:style>
    <style:style style:name="T6" style:family="text">
      <style:text-properties fo:language="pt" fo:country="BR" officeooo:rsid="000f0215"/>
    </style:style>
    <style:style style:name="T7" style:family="text">
      <style:text-properties fo:language="pt" fo:country="BR" officeooo:rsid="002eb69a"/>
    </style:style>
    <style:style style:name="T8" style:family="text">
      <style:text-properties fo:language="pt" fo:country="BR" officeooo:rsid="001050a2"/>
    </style:style>
    <style:style style:name="T9" style:family="text">
      <style:text-properties fo:language="pt" fo:country="BR" fo:font-weight="normal" officeooo:rsid="000cec1a" style:font-weight-asian="normal" style:font-weight-complex="normal"/>
    </style:style>
    <style:style style:name="T10" style:family="text">
      <style:text-properties fo:language="pt" fo:country="BR" fo:font-weight="normal" officeooo:rsid="001050a2" style:font-weight-asian="normal" style:font-weight-complex="normal"/>
    </style:style>
    <style:style style:name="T11" style:family="text">
      <style:text-properties fo:language="pt" fo:country="BR" fo:font-weight="normal" officeooo:rsid="003a685a" style:font-weight-asian="normal" style:font-weight-complex="normal"/>
    </style:style>
    <style:style style:name="T12" style:family="text">
      <style:text-properties fo:language="pt" fo:country="BR" fo:font-weight="normal" officeooo:rsid="003c30ee" style:font-weight-asian="normal" style:font-weight-complex="normal"/>
    </style:style>
    <style:style style:name="T13" style:family="text">
      <style:text-properties officeooo:rsid="00266891"/>
    </style:style>
    <style:style style:name="T14" style:family="text">
      <style:text-properties fo:font-style="italic" style:font-style-asian="italic" style:font-style-complex="italic"/>
    </style:style>
    <style:style style:name="T15" style:family="text">
      <style:text-properties fo:font-style="italic" officeooo:rsid="000c6822" style:font-style-asian="italic" style:font-style-complex="italic"/>
    </style:style>
    <style:style style:name="T16" style:family="text">
      <style:text-properties fo:font-style="italic" officeooo:rsid="002eb69a" style:font-style-asian="italic" style:font-style-complex="italic"/>
    </style:style>
    <style:style style:name="T17" style:family="text">
      <style:text-properties fo:font-style="italic" officeooo:rsid="003be257" style:font-style-asian="italic" style:font-style-complex="italic"/>
    </style:style>
    <style:style style:name="T18" style:family="text">
      <style:text-properties fo:font-style="italic" officeooo:rsid="000a500c" style:font-style-asian="italic" style:font-style-complex="italic"/>
    </style:style>
    <style:style style:name="T19" style:family="text">
      <style:text-properties fo:font-style="italic" officeooo:rsid="0029f8e5" style:font-style-asian="italic" style:font-style-complex="italic"/>
    </style:style>
    <style:style style:name="T20" style:family="text">
      <style:text-properties fo:font-style="italic" fo:font-weight="normal" style:font-style-asian="italic" style:font-weight-asian="normal" style:font-style-complex="italic" style:font-weight-complex="normal"/>
    </style:style>
    <style:style style:name="T21" style:family="text">
      <style:text-properties officeooo:rsid="000c6822"/>
    </style:style>
    <style:style style:name="T22" style:family="text">
      <style:text-properties officeooo:rsid="002b7b22"/>
    </style:style>
    <style:style style:name="T23" style:family="text">
      <style:text-properties officeooo:rsid="00307d69"/>
    </style:style>
    <style:style style:name="T24" style:family="text">
      <style:text-properties fo:font-weight="bold" style:font-weight-asian="bold" style:font-weight-complex="bold"/>
    </style:style>
    <style:style style:name="T25" style:family="text">
      <style:text-properties fo:font-weight="bold" officeooo:rsid="002b7b22" style:font-weight-asian="bold" style:font-weight-complex="bold"/>
    </style:style>
    <style:style style:name="T26" style:family="text">
      <style:text-properties style:font-name="Arial1" fo:font-size="12pt" fo:language="pt" fo:country="BR" officeooo:rsid="000c6822" style:font-size-asian="12pt" style:language-asian="en" style:country-asian="US" style:font-name-complex="Arial2" style:font-size-complex="12pt" style:language-complex="ar" style:country-complex="SA"/>
    </style:style>
    <style:style style:name="T27" style:family="text">
      <style:text-properties style:font-name="Arial1" fo:font-size="12pt" fo:language="pt" fo:country="BR" officeooo:rsid="00189de7" style:font-size-asian="12pt" style:language-asian="en" style:country-asian="US" style:font-name-complex="Arial2" style:font-size-complex="12pt" style:language-complex="ar" style:country-complex="SA"/>
    </style:style>
    <style:style style:name="T28" style:family="text">
      <style:text-properties style:font-name="Arial1" fo:font-size="12pt" fo:language="pt" fo:country="BR" officeooo:rsid="001a43fa" style:font-size-asian="12pt" style:language-asian="en" style:country-asian="US" style:font-name-complex="Arial2" style:font-size-complex="12pt" style:language-complex="ar" style:country-complex="SA"/>
    </style:style>
    <style:style style:name="T29" style:family="text">
      <style:text-properties style:font-name="Arial1" fo:font-size="12pt" fo:language="pt" fo:country="BR" fo:font-style="italic" officeooo:rsid="000c6822" style:font-size-asian="12pt" style:language-asian="en" style:country-asian="US" style:font-style-asian="italic" style:font-name-complex="Arial2" style:font-size-complex="12pt" style:language-complex="ar" style:country-complex="SA" style:font-style-complex="italic"/>
    </style:style>
    <style:style style:name="T30" style:family="text">
      <style:text-properties style:font-name="Arial1" fo:font-size="12pt" officeooo:rsid="00189de7" style:font-size-asian="12pt" style:language-asian="en" style:country-asian="US" style:font-name-complex="Arial2" style:font-size-complex="12pt" style:language-complex="ar" style:country-complex="SA"/>
    </style:style>
    <style:style style:name="T31" style:family="text">
      <style:text-properties fo:font-weight="normal" style:font-weight-asian="normal" style:font-weight-complex="normal"/>
    </style:style>
    <style:style style:name="T32" style:family="text">
      <style:text-properties fo:font-weight="normal" officeooo:rsid="001b32d1" style:font-weight-asian="normal" style:font-weight-complex="normal"/>
    </style:style>
    <style:style style:name="T33" style:family="text">
      <style:text-properties fo:font-weight="normal" officeooo:rsid="002faef2" style:font-weight-asian="normal" style:font-weight-complex="normal"/>
    </style:style>
    <style:style style:name="T34" style:family="text">
      <style:text-properties fo:font-weight="normal" officeooo:rsid="0011c2ce" style:font-weight-asian="normal" style:font-weight-complex="normal"/>
    </style:style>
    <style:style style:name="T35" style:family="text">
      <style:text-properties fo:font-weight="normal" officeooo:rsid="000750ca" style:font-weight-asian="normal" style:font-weight-complex="normal"/>
    </style:style>
    <style:style style:name="T36" style:family="text">
      <style:text-properties fo:font-weight="normal" officeooo:rsid="00172fce" style:font-weight-asian="normal" style:font-weight-complex="normal"/>
    </style:style>
    <style:style style:name="T37" style:family="text">
      <style:text-properties fo:font-weight="normal" officeooo:rsid="00091471" style:font-weight-asian="normal" style:font-weight-complex="normal"/>
    </style:style>
    <style:style style:name="T38" style:family="text">
      <style:text-properties fo:font-weight="normal" officeooo:rsid="0016d596" style:font-weight-asian="normal" style:font-weight-complex="normal"/>
    </style:style>
    <style:style style:name="T39" style:family="text">
      <style:text-properties fo:font-weight="normal" officeooo:rsid="00189de7" style:font-weight-asian="normal" style:font-weight-complex="normal"/>
    </style:style>
    <style:style style:name="T40" style:family="text">
      <style:text-properties fo:font-weight="normal" fo:background-color="#ffff00" loext:char-shading-value="0" style:font-weight-asian="normal" style:font-weight-complex="normal"/>
    </style:style>
    <style:style style:name="T41" style:family="text">
      <style:text-properties officeooo:rsid="000750ca"/>
    </style:style>
    <style:style style:name="T42" style:family="text">
      <style:text-properties officeooo:rsid="00306e6a"/>
    </style:style>
    <style:style style:name="T43" style:family="text">
      <style:text-properties officeooo:rsid="000eccb3"/>
    </style:style>
    <style:style style:name="T44" style:family="text">
      <style:text-properties officeooo:rsid="00345eba"/>
    </style:style>
    <style:style style:name="T45" style:family="text">
      <style:text-properties officeooo:rsid="00235d4b"/>
    </style:style>
    <style:style style:name="T46" style:family="text">
      <style:text-properties officeooo:rsid="000a92f6"/>
    </style:style>
    <style:style style:name="T47" style:family="text">
      <style:text-properties style:font-name="arial"/>
    </style:style>
    <style:style style:name="T48" style:family="text">
      <style:text-properties style:font-name="arial" fo:language="pt" fo:country="BR"/>
    </style:style>
    <style:style style:name="T49" style:family="text">
      <style:text-properties style:font-name="arial" fo:language="pt" fo:country="BR" officeooo:rsid="000a92f6"/>
    </style:style>
    <style:style style:name="T50" style:family="text">
      <style:text-properties style:font-name="arial" fo:language="pt" fo:country="BR" officeooo:rsid="001154b5"/>
    </style:style>
    <style:style style:name="T51" style:family="text">
      <style:text-properties style:font-name="arial" fo:language="pt" fo:country="BR" fo:font-weight="normal" officeooo:rsid="001154b5" style:font-weight-asian="normal" style:font-weight-complex="normal"/>
    </style:style>
    <style:style style:name="T52" style:family="text">
      <style:text-properties style:font-name="arial" fo:language="pt" fo:country="BR" fo:font-weight="normal" officeooo:rsid="001ae78c" style:font-weight-asian="normal" style:font-weight-complex="normal"/>
    </style:style>
    <style:style style:name="T53" style:family="text">
      <style:text-properties officeooo:rsid="002eb69a"/>
    </style:style>
    <style:style style:name="T54" style:family="text">
      <style:text-properties officeooo:rsid="0014149c"/>
    </style:style>
    <style:style style:name="T55" style:family="text">
      <style:text-properties officeooo:rsid="00192500"/>
    </style:style>
    <style:style style:name="T56" style:family="text">
      <style:text-properties fo:background-color="#ffff00" loext:char-shading-value="0"/>
    </style:style>
    <style:style style:name="T57" style:family="text">
      <style:text-properties officeooo:rsid="003a8b87"/>
    </style:style>
    <style:style style:name="T58" style:family="text">
      <style:text-properties fo:font-style="normal" style:font-style-asian="normal" style:font-style-complex="normal"/>
    </style:style>
    <style:style style:name="T59" style:family="text">
      <style:text-properties officeooo:rsid="0031bfda"/>
    </style:style>
    <style:style style:name="T60" style:family="text">
      <style:text-properties officeooo:rsid="00416d5b"/>
    </style:style>
    <style:style style:name="T61" style:family="text">
      <style:text-properties officeooo:rsid="00264201"/>
    </style:style>
    <style:style style:name="T62" style:family="text">
      <style:text-properties officeooo:rsid="001f5c92"/>
    </style:style>
    <style:style style:name="T63" style:family="text">
      <style:text-properties officeooo:rsid="000a500c"/>
    </style:style>
    <style:style style:name="T64" style:family="text">
      <style:text-properties officeooo:rsid="003c30ee"/>
    </style:style>
    <style:style style:name="T65" style:family="text">
      <style:text-properties officeooo:rsid="003ff33c"/>
    </style:style>
    <style:style style:name="T66" style:family="text">
      <style:text-properties officeooo:rsid="002cdb04"/>
    </style:style>
    <style:style style:name="T67" style:family="text">
      <style:text-properties officeooo:rsid="003de9b7"/>
    </style:style>
    <style:style style:name="T68" style:family="text">
      <style:text-properties officeooo:rsid="0029f89f"/>
    </style:style>
    <style:style style:name="T69" style:family="text">
      <style:text-properties officeooo:rsid="00293161"/>
    </style:style>
    <style:style style:name="T70" style:family="text">
      <style:text-properties officeooo:rsid="0029f8e5"/>
    </style:style>
    <style:style style:name="T71" style:family="text">
      <style:text-properties officeooo:rsid="00365d24"/>
    </style:style>
    <style:style style:name="T72" style:family="text">
      <style:text-properties officeooo:rsid="0038f382"/>
    </style:style>
    <style:style style:name="T73" style:family="text">
      <style:text-properties officeooo:rsid="0014f458"/>
    </style:style>
    <style:style style:name="T74" style:family="text">
      <style:text-properties officeooo:rsid="0016d596"/>
    </style:style>
    <style:style style:name="T75" style:family="text">
      <style:text-properties officeooo:rsid="00189de7"/>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INSTITUTO FEDERAL DE EDUCAÇÃO, CIÊNCIA E </text:p>
      <text:p text:style-name="P24">TECNOLOGIA DE SÃO PAULO</text:p>
      <text:p text:style-name="P31">CÂMPUS <text:span text:style-name="T1">V</text:span><text:span text:style-name="T2">OTUPORANGA</text:span><text:span text:style-name="T1"> </text:span></text:p>
      <text:p text:style-name="P31"/>
      <text:p text:style-name="P31"/>
      <text:p text:style-name="P31"/>
      <text:p text:style-name="P31"/>
      <text:p text:style-name="P31"/>
      <text:p text:style-name="P25">ANA THAISA STURARO</text:p>
      <text:p text:style-name="P31"/>
      <text:p text:style-name="P31"/>
      <text:p text:style-name="P32"/>
      <text:p text:style-name="P26">TÍTULO DO TRABALHO:</text:p>
      <text:p text:style-name="P26">SUBTÍTULO, SE HOUVER</text:p>
      <text:p text:style-name="P32"/>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25">VOTUPORANGA</text:p>
      <text:p text:style-name="P16">2020</text:p>
      <text:p text:style-name="P3">Ana Thaisa Sturaro</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8">Título do trabalho:</text:p>
      <text:p text:style-name="P18">subtítulo, se houver</text:p>
      <text:p text:style-name="P18"/>
      <text:p text:style-name="P18"/>
      <text:p text:style-name="P18"/>
      <text:p text:style-name="P33">Trabalho de Conclusão de Curso apresentado como exigência parcial para obtenção do diploma do curso <text:span text:style-name="T4">Técnico</text:span> em <text:span text:style-name="T3">Informática</text:span> <text:span text:style-name="T5">Integrado ao Ensino Médio</text:span> no Instituto Federal de Educação, Ciência e Tecnologia de São Paulo, Câmpus <text:span text:style-name="T3">Votuporanga</text:span>.</text:p>
      <text:p text:style-name="P19"/>
      <text:p text:style-name="P35">Professor Orientador: <text:span text:style-name="T4">Ubiratan Zakaib do Nascimento</text:span>.</text:p>
      <text:p text:style-name="P20"/>
      <text:p text:style-name="P34"/>
      <text:p text:style-name="P34"/>
      <text:p text:style-name="P34"/>
      <text:p text:style-name="P34"/>
      <text:p text:style-name="P34"/>
      <text:p text:style-name="P34"/>
      <text:p text:style-name="P34"/>
      <text:p text:style-name="P34"/>
      <text:p text:style-name="P21">Votuporanga</text:p>
      <text:p text:style-name="P21">202<text:span text:style-name="T73">0</text:span></text:p>
      <text:p text:style-name="P14"><text:soft-page-break/>1 INTRODUÇÃO</text:p>
      <text:p text:style-name="P9"/>
      <text:p text:style-name="P9"><text:tab/>Originalmente usada no meio militar de modo a obter um método simples e seguro de troca de informações em ambiente de combate, as redes sem fio evoluíram, e essa tecnologia passou do uso militar sendo acessível a empresas, <text:span text:style-name="T13">f</text:span>aculdades e uso doméstico. É uma alternativa para as redes cabeadas. A principal característica das redes sem fio é a mobilidade. (FARIAS, 2006, p.6).</text:p>
      <text:p text:style-name="P9"><text:tab/>Apesar da facilidade de instalação, comodidade e independência dos cabos, não obstante, as redes sem fio possuem muitas vulnerabilidades se comparadas às redes cabeadas. Podendo ser citada seu meio físico de transmissão de dados, o ar, sendo mais suscetível a ciberataques. Pois, o sinal <text:span text:style-name="T14">wireless</text:span> não é limitado, dessa forma pode ser interceptado por qualquer dispositivo que seja capaz de captar os sinais sem fio, comprometendo sua segurança. (MATOS; RAGNINI; OLIVEIRA, 2015, p.135). Dentro de muitas vulnerabilidades que englobam as redes sem fio, este trabalho estudará o ataque de “desautenticação” de rede Wi-Fi com NodeMCU. Este ataque conhecido como Wi-Fi Deauth, é como uma negação de serviço (DoS).</text:p>
      <text:p text:style-name="P9"><text:tab/>O NodeMCU será utilizado neste TCC para a realização do ataque, a placa é um microcontrolador <text:span text:style-name="T14">open source</text:span> baseado no ESP8266, possui comunicação Wi-Fi, e é possível programá-lo usando a IDE do Arduino. Este trabalho tem como propósito responder a seguinte pergunta de pesquisa “quais os efeitos da aplicação do Ataque Deauth (desautenticação) de rede wifi com NodeMCU <text:span text:style-name="T21">pode contribuir para a segurança das redes </text:span><text:span text:style-name="T15">wireless?”.</text:span></text:p>
      <text:p text:style-name="P11"/>
      <text:p text:style-name="P12"><text:span text:style-name="T22">1.1</text:span>. OBJETIVOS</text:p>
      <text:p text:style-name="P12"/>
      <text:p text:style-name="P9"><text:tab/>A seguir ser<text:span text:style-name="T23">ão</text:span> abordado<text:span text:style-name="T23">s</text:span> os objetivos deste trabalho. Primeiramente será discutido o objetivo geral e em segundo lugar, os objetivos específicos, a forma detalhada de como se chegará no objetivo geral.</text:p>
      <text:p text:style-name="P9"/>
      <text:p text:style-name="P9"><text:span text:style-name="T25">1</text:span><text:span text:style-name="T24">.</text:span><text:span text:style-name="T25">2</text:span><text:span text:style-name="T24"> Objetivo Geral</text:span></text:p>
      <text:p text:style-name="P12"/>
      <text:p text:style-name="P61"><text:tab/><text:span text:style-name="T21">O presente trabalho visa conhecer como o ataque de “deauther” de rede Wi-Fi com NodeMCU pode contribuir para a segurança das redes </text:span><text:span text:style-name="T15">wireless</text:span><text:span text:style-name="T21">, tendo como beneficio o conhecimento das vulnerabilidades das redes sem fio e sua prevenção.</text:span></text:p>
      <text:p text:style-name="P9"/>
      <text:p text:style-name="P12"><text:soft-page-break/><text:span text:style-name="T22">1.3</text:span> Objetivo Específico</text:p>
      <text:p text:style-name="P12"/>
      <text:p text:style-name="P9"><text:tab/>Pretendendo atingir o objetivo geral são propostos alguns objetivos que são</text:p>
      <text:p text:style-name="P9">estes:</text:p>
      <text:list xml:id="list2295471323" text:style-name="L1">
        <text:list-item>
          <text:p text:style-name="P56">Discutir os conceitos básicos de Segurança da Informação;</text:p>
        </text:list-item>
        <text:list-item>
          <text:p text:style-name="P56">Descrever os principais conceitos de Redes Sem Fio como também sobre a sua segurança;</text:p>
        </text:list-item>
        <text:list-item>
          <text:p text:style-name="P56">Apresentar o módulo Wi-Fi ESP8266 NodeMCU;</text:p>
        </text:list-item>
        <text:list-item>
          <text:p text:style-name="P57">Preparar o ambiente com o NodeMCU e o Arduino IDE para a execução do <text:span text:style-name="T74">a</text:span>taque <text:span text:style-name="T75">deauther</text:span>;</text:p>
        </text:list-item>
        <text:list-item>
          <text:p text:style-name="P56">Analisar os efeitos técnicos do <text:span text:style-name="T74">a</text:span>taque <text:span text:style-name="T74">d</text:span>eauth na rede;</text:p>
        </text:list-item>
        <text:list-item>
          <text:p text:style-name="P58">Apresentar a vulnerabilidade da rede sem fio e como se prevenir</text:p>
        </text:list-item>
      </text:list>
      <text:p text:style-name="P37"/>
      <text:p text:style-name="P37"><text:span text:style-name="T22">1.4</text:span>. JUSTIFICATIVA</text:p>
      <text:p text:style-name="P8"><text:span text:style-name="T26"><text:tab/>O ataque que envia pacotes </text:span><text:span text:style-name="T27">finalizando a sessão autenticada do usuário é conhecido pelo nome técnico “deauther”, desconectando</text:span><text:span text:style-name="T26"> todos na rede, sem a necessidade de estar </text:span><text:span text:style-name="T27">conectado a ela</text:span><text:span text:style-name="T26">. O ataque de “deauth</text:span><text:span text:style-name="T28">er”</text:span><text:span text:style-name="T26"> pode ser usado como um início a uma invasão a uma rede </text:span><text:span text:style-name="T29">wireless</text:span><text:span text:style-name="T26">, </text:span><text:span text:style-name="T28">como, por exemplo, descobrir</text:span><text:span text:style-name="T26"> o nome de uma rede oculta. Além disso é possível utilizá-lo para capturar os dados de </text:span><text:span text:style-name="T29">handshake</text:span><text:span text:style-name="T26"> (um cliente é </text:span><text:span text:style-name="T28">desconectado</text:span><text:span text:style-name="T26"> de um AP, e quando ele é reconectado captura-se o </text:span><text:span text:style-name="T29">handshake</text:span><text:span text:style-name="T26"> para descobrir a senha).</text:span></text:p>
      <text:p text:style-name="P13"><text:tab/><text:span text:style-name="T31">Quando dois computadores querem estabelecer uma comunicação precisam entrar em </text:span><text:span text:style-name="T32">conformidade</text:span><text:span text:style-name="T31"> de como será feito o envio de pacotes, esse processo é conhecido como </text:span><text:span text:style-name="T20">handshake.</text:span><text:span text:style-name="T31"> Quando uma informação é transmitida mecanismos de verificação de integridade garantem que a informação seja recebida sem erros. Um exemplo de transmissão que utiliza esse mecanismo é o proto</text:span><text:span text:style-name="T32">co</text:span><text:span text:style-name="T31">lo TCP que garante a integridade dos pacotes. Para estabelecer uma conexão o cliente envia pacote com a flag SYN (</text:span><text:span text:style-name="T20">Synchronize</text:span><text:span text:style-name="T31"> - sincronizar) ativa; O servidor responde com SYN + ACK (</text:span><text:span text:style-name="T20">Acknowledgement</text:span><text:span text:style-name="T31"> - Reconhecimento); O cliente responde com um pacote ACK </text:span><text:span text:style-name="T33">(CANALTI, 2017)</text:span><text:span text:style-name="T31">.</text:span></text:p>
      <text:p text:style-name="P60"><text:span text:style-name="T31"><text:tab/>Devido a essa vulnerabilidade do padrão 802.11 o usuário do github Stefan Kremser (SpacehuhnTech) resolveu criar um projeto com o ESP8266, cujo principal recurso é o ataque de “</text:span><text:span text:style-name="T39">deauther</text:span><text:span text:style-name="T31">”. A Wi-Fi Alliance solucionou o problema, no padrão 802.11w, mas foram poucas empresas que o implementaram em seus dispositivos e softwares. O cliente e o AP devem oferecer suporte ao padrão 802.11w com quadros de gerenciamento protegido (PMF). </text:span></text:p>
      <text:p text:style-name="P60"><text:soft-page-break/><text:span text:style-name="T31"><text:tab/>Devido aos fatos supracitados a necessidade de conhecer os ataques a redes sem fio mostra-se relevante tanto para profissionais que trabalham na área da Tecnologia da Informação quanto para usuários domésticos a fim de ter uma rede mais segura, essa pesquisa se justifica através d</text:span><text:span text:style-name="T34">o uso educacional</text:span><text:span text:style-name="T31"> do ataque de</text:span><text:span text:style-name="T38"> “</text:span><text:span text:style-name="T39">deauther</text:span><text:span text:style-name="T38">”</text:span><text:span text:style-name="T31"> da rede Wi-Fi com </text:span><text:span text:style-name="T34">N</text:span><text:span text:style-name="T31">ode</text:span><text:span text:style-name="T34">MCU</text:span><text:span text:style-name="T31">, tendo em vista a contribuição para o estudo da segurança </text:span><text:span text:style-name="T34">Wi-Fi</text:span><text:span text:style-name="T31">, com objetivo de conhecer as vulnerabilidades que as redes sem fio est</text:span><text:span text:style-name="T34">ã</text:span><text:span text:style-name="T31">o comprometidas e prevenir esses ataques, tornando-as mais seguras.</text:span></text:p>
      <text:p text:style-name="P15"/>
      <text:p text:style-name="P38"><text:span text:style-name="T22">1.5</text:span>. METODOLOGIA</text:p>
      <text:p text:style-name="P38"/>
      <text:p text:style-name="P36"><text:tab/>A metodologia de pesquisa deste estudo consistirá em uma pesquisa explicativa e pesquisa exploratória através da pesquisa de campo para análise de vulnerabilidades do padrão 802.11, a partir da análise do ataque “deauther” por meio de testes em ambientes controlados, além do levantamento bibliográfico.</text:p>
      <text:p text:style-name="P36"/>
      <text:p text:style-name="P38"><text:span text:style-name="T22">1.</text:span>6. ESTADO DA ARTE</text:p>
      <text:p text:style-name="P38"/>
      <text:p text:style-name="P55">No contexto da Tecnologia da Informação encontra-se diversos significados para Segurança da Informação. <text:span text:style-name="T41">Algumas definições englobam a proteção dos ativos das empresas e organizações, o comportamento esperado do sistema, e outras a prevenção de ataques.</text:span></text:p>
      <text:p text:style-name="P41">De acordo com Galvão <text:span text:style-name="T42">segurança da informação</text:span> é a proteção dos ativos das empresas, pois a informação é o bem mais valioso de qualquer empresa, sendo assim o sucesso de uma organização depende da garantia da integridade e da segurança das suas informações <text:span text:style-name="T43">(Galvão, 2015, p.3</text:span>). </text:p>
      <text:p text:style-name="P41">Nas palavras de Moraes (201<text:span text:style-name="T44">0</text:span>, p.5) um sistema é seguro quando <text:span text:style-name="T45">este se comporta da forma esperada. Moraes continua a definição de segurança da informação com o conceito de John Howard, definindo como: “segurança de computadores é prevenir ataques com objetivos definidos através de acessos não autorizados ou usos não autorizados de computadores e redes.” </text:span></text:p>
      <text:p text:style-name="P41"><text:span text:style-name="T45">De acordo com Hanzbergen, Smulders e Baars (2018, p.24) caracteriza como a preservação da confidencialidade, </text:span><text:span text:style-name="T35">integridade e disponibilidade da informação.</text:span><text:span text:style-name="T45"> Traduzindo essa definição a segurança da informação, é a proteção da informação de uma ampla gama de ameaças, a fim de minimizar o risco e garantir a continuidade do negócio, assim aumentando o retorno sobre os investimentos. </text:span></text:p>
      <text:p text:style-name="P42"><text:soft-page-break/>As características básicas da Segurança da Informação é geralmente representada por uma tríade, porém alguns autores adicionam mais conceitos <text:span text:style-name="T46">aos pilares</text:span>.</text:p>
      <text:p text:style-name="P50"><text:span text:style-name="T6">De </text:span><text:span text:style-name="T7">acordo</text:span><text:span text:style-name="T6"> com Lopes, Guarda e Oliveira (2019, p.334) </text:span><text:span text:style-name="T8">a</text:span><text:span text:style-name="T9">s características básicas da Segurança da Informação é representada pela Tríade CIA (Confidentiality, Integrity and Availiability) <text:s/>- Confidencialidade, Integridade e Disponibilidade, elementos </text:span><text:span text:style-name="T10">que </text:span><text:span text:style-name="T9">orientam a análise, o planejamento e a implementação da segurança dos dados que se pretende proteger. </text:span><text:span text:style-name="T10">A confidencialidade é o acesso </text:span><text:span text:style-name="T11">à</text:span><text:span text:style-name="T10"> informação somente a entidades legítimas, </text:span><text:span text:style-name="T12">sendo que</text:span><text:span text:style-name="T10">, somente à</text:span><text:span text:style-name="T11">s</text:span><text:span text:style-name="T10"> </text:span><text:span text:style-name="T11">entidades</text:span><text:span text:style-name="T10"> com a autorização do proprietário, </text:span><text:span text:style-name="T11">teriam esta liberação</text:span><text:span text:style-name="T10">. <text:tab/>A integridade é manter as características originais estabelecido pelo proprietário, garantindo que a informação não foi alterada sem a autorização do dono. Na disponibilidade a informação deve estar disponível sempre que o usuário legítimo a necessite.</text:span></text:p>
      <text:p text:style-name="P51"><text:span text:style-name="T49">Conforme Stallings (2015, p.7) é necessário adicionar mais dois conceitos fundamentais para representar um quadro mais completo, que são a Autenticidade e a Responsabilização.</text:span><text:span text:style-name="T48"> </text:span><text:span text:style-name="T50">A autenticidade é a confiança de uma transmissão, em uma mensagem ou na origem. Em outras palavras verificar que os usuários são quem dizem ser. A responsabilização é a forma de prover i</text:span><text:span text:style-name="Strong_20_Emphasis"><text:span text:style-name="T51">rretratabilidade</text:span></text:span><text:span text:style-name="T47"><text:note text:id="ftn1" text:note-class="footnote"><text:note-citation>1</text:note-citation><text:note-body><text:p text:style-name="P27">Isolamento de falhas, detecção de intrusão podem ser para ações legais. Como não existe um sistema totalmente seguro deve ser associado uma violação de segurança a uma parte responsável. Os sistemas precisam manter seus registros do sistema, de modo a rastrear as violações de segurança.</text:p></text:note-body></text:note></text:span><text:span text:style-name="Strong_20_Emphasis"><text:span text:style-name="T51">,</text:span></text:span><text:span text:style-name="Strong_20_Emphasis"><text:span text:style-name="T52"> </text:span></text:span></text:p>
      <text:p text:style-name="P42">Circuito <text:span text:style-name="T53">a</text:span>lterado é um termo adotado por Fernandez (2012, p.3) para traduzir dois termos do inglês: <text:span text:style-name="T14">Circuit Bending</text:span>, criado por Qubais Reed Ghazala e <text:span text:style-name="T14">Hardware Hacking</text:span> criado por Nicolas Collins. Consiste em abrir circuitos <text:span text:style-name="T54">eletrônicos</text:span> e alterar a forma como a eletricidade trafega por dentro dos componentes, <text:span text:style-name="T54">através</text:span> de novos caminhos. Refere-se também, a criação de circuitos <text:span text:style-name="T54">eletrônicos</text:span> simples de baixo custo e simples confecção utilizando componentes comuns.</text:p>
      <text:p text:style-name="P62">Este trabalho tem como objetivo realizar o ataque “<text:span text:style-name="T30">deauther</text:span>” usando o NodeMCU. Um usuário do Github <text:span text:style-name="T55">conhecido como spacehuhn</text:span> desenvolveu um software que permite executar facilmente uma variedade de ações para testar nas redes sem fio 802.11 usando um SoC Wi-Fi (<text:span text:style-name="T14">System On A Chip</text:span>) de baixo custo. O seu principal recurso é o ataque de “<text:span text:style-name="T30">deauther</text:span>”, que é usado para desconectar dispositivos da rede Wi-Fi. De acordo com o usuário o ataque usa quadro<text:span text:style-name="T57">s</text:span> válidos descritos no padrão 802.11 e não é um bloqueador de frequências.</text:p>
      <text:p text:style-name="P42">De acordo com um artigo do site Eletrogate (Murtaem, 2018) o módulo NodeMCU é uma placa criada para <text:span text:style-name="T53">facilitar</text:span> o desenvolvimento de aplicações utilizando o ESP8266 e o ESP-12. Existe um módulo ESP-12 soldado na placa e compõe todos os circuitos <text:soft-page-break/>necessário para fazê-lo funcionar (interface serial USB, regulador de tensão, <text:span text:style-name="T14">leds</text:span> indicadores, botões de controle (<text:span text:style-name="T14">Rese</text:span><text:span text:style-name="T16">t</text:span> e <text:span text:style-name="T14">Flash</text:span>) e barramentos de pinos para permitir o uso em <text:span text:style-name="T14">Protoboads</text:span>). Uma das grandes vantagens dessa placa é que funciona como se fosse um ardu<text:span text:style-name="T57">í</text:span>no e é possível programá-la usando a IDE Ardu<text:span text:style-name="T57">í</text:span>no.</text:p>
      <text:p text:style-name="P42">Conforme Fernando K (2018) o termo NodeMCU refere-se ao <text:span text:style-name="T14">firmware</text:span>, enquanto a placa é <text:span text:style-name="T53">denominada</text:span> Devkit. O ESP-12 é uma placa criada pela <text:span text:style-name="T14">IA-Thinkes</text:span>, sendo constitu<text:span text:style-name="T57">í</text:span>do por um ESP8266EX, dentro da placa de metal, O ESP8266 feita pela fabricante <text:span text:style-name="T14">Espressif</text:span>, este <text:span text:style-name="T53">microchip</text:span> possui Wi-Fi integrado e baixo consumo de energia.</text:p>
      <text:p text:style-name="P43">Para compreender as redes Wi-Fi é necessário discutir alguns conceitos relacionados as redes <text:span text:style-name="T14">Wireles</text:span><text:span text:style-name="T17">s</text:span><text:span text:style-name="T14">, </text:span><text:span text:style-name="T58">como o padrão IEEE 802.11, e suas características.</text:span></text:p>
      <text:p text:style-name="P42">O IEEE (Instituto de Engenheiros Eletricistas e Eletrônicos) formou um grupo de trabalho com objetivo de definir o uso de redes sem fio, com uma série de especificações que definem como deve ser a comunicação entre um cliente e um computador, ou entre dois clientes. Um desses grupos de trabalho foi o IEEE 802.11, também conhecido como Wi-Fi, que provê, no máximo, 2 Mbps, trabalhando na frequência de 2,4 GHz. (Rufino,<text:span text:style-name="T59">np</text:span>)</text:p>
      <text:p text:style-name="P42">Segundo Rufino<text:span text:style-name="T60">(2011, p.19)</text:span> alguns conceitos fundamentais nas redes Wi-Fi são a frequência, canal, e as frequências não licenciadas (públicas). A frequência de rádio é o sinal que será propagado no espaço por alguns centímetros ou por vários quilômetros. A distância percorrida está diretamente ligada a frequência do sinal. O canal é o espectro da radiofrequência é dividida em faixas, que são intervalos reservados para determinado tipo de serviço, uma faixa é dividida em frequências menores que são chamados de canais. E as frequências públicas são segmentos de radiofrequência que podem ser usadas sem a necessidade de se obter licença da agência reguladora. Esses segmentos foram reservados a uso industrial, científico e médico. No caso do Brasil a faixa disponível é 2,4 a 5GHz.</text:p>
      <text:p text:style-name="P44">A fim de estudar a segurança nas redes Wi-Fi é importante conhecer alguns protocolos de segurança Wi-Fi, que são o WEP <text:span text:style-name="T61">e</text:span> <text:span text:style-name="T62">o </text:span>WPA.</text:p>
      <text:p text:style-name="P45">Em conformidade com Rufino o WEP (<text:span text:style-name="T18">Wired Equivalent Privacy</text:span>)<text:span text:style-name="T63"> é um protocolo que utiliza algoritmo simétrico, portanto existe uma chave secreta que deve ser compartilhada entre a estação de trabalho e o concentrador, para cifrar as mensagens trafegadas. Porém o WEP </text:span><text:span text:style-name="T36">é suscetível a ataques de dicionário e força bruta.</text:span></text:p>
      <text:p text:style-name="P46">De acordo com Amaral e Maestrelli (p.9) o protocolo WEP dispõe somente de três serviços que são a autenticação, privacidade e integridade. </text:p>
      <text:p text:style-name="P47">Devido as inúmeras vulnerabilidades apresentado pelo WEP o padrão IEEE 802.11 iniciou pesquisas para o desenvolvimento de um novo padrão denominado de IEEE <text:soft-page-break/>802.11i. Esse protocolo conhecido como WPA <text:span text:style-name="T64">(Wi-Fi Protected Access)</text:span> é baseado no RC4<text:note text:id="ftn2" text:note-class="footnote"><text:note-citation>2</text:note-citation><text:note-body><text:p text:style-name="P28">O RC4 é uma cifra de fluxo desenvolvida em 1987 por Ron Rivest para a RSA Security de tamanho de chave variável com operações orientadas a byte. O algoritmo é baseada no uso de uma permutação <text:span text:style-name="T65">aleatória.</text:span> Além do uso nos protocolos de segurança <text:span text:style-name="T14">wireless</text:span> é utilizado nos padrões SSL/TLS definidos para a comunicação entre navegadores e servidores web.</text:p></text:note-body></text:note> e introduz diversos mecanismos de segurança. O IV de 24bits se estende para 48bits. Passando de 16 milhões de IV diferentes para mais de 280 trilhões (Linhares, Gonçalves, p.8).</text:p>
      <text:p text:style-name="P48">Durante a pesquisa sobre segurança Wi-Fi foram encontrados diversos tipos de <text:span text:style-name="T66">ameaças e </text:span>ataques que as redes sem fio estão comprometidas. </text:p>
      <text:p text:style-name="P49">Os possíveis ataques a uma rede <text:span text:style-name="T14">wireless</text:span> são divididos em ataques <text:span text:style-name="T67">passivos</text:span> e ativos. Os ataques passivos consistem em obter acesso não autorizado a rede, porém não altera o conteúdo dos dados. Dois de ataques desse tipo são o de escuta no qual o atacante simplesmente monitora a t<text:span text:style-name="T68">ra</text:span>nsmissão para obter o conteúdo. E o de análise do tráfego, o atacante monitora a transmissão para entender os padrões de comunicação. No ataque ativo o atacante <text:span text:style-name="T69">obtém</text:span> acesso a rede e modifica o conteúdo da mensagem transmitida. O ataque ativo nas redes sem fio necessita da utilização de recursos como: disfarce, repetição, modificação da <text:span text:style-name="T69">mensagem</text:span> ou negação de serviço (Amaral, Maestrelli, p.15-16).</text:p>
      <text:p text:style-name="P53"><text:span text:style-name="T70">Em concordância com Stallings (2018, p.440-441) as ameaças às redes </text:span><text:span text:style-name="T19">wireless</text:span><text:span text:style-name="T70"> são a associação acidental no qual as </text:span><text:span text:style-name="T19">LANs</text:span><text:span text:style-name="T70"> ou os pontos de acesso nas proximidades podem criar sobreposição de alcance de transmissão. Um usuário que deveria se conectar a uma LAN, pode, inadvertidamente, se ligar a uma LAN vizinha. Essa ameaça embora seja acidental expõe recursos de uma LAN a um usuário acidental. A associação maliciosa é quando um dispositivo é configurado para parecer um ponto de acesso legítimo, dessa forma permitindo o roubo de senhas de usuários legítimos. Depois com a senha o atacante penetra em uma rede com fio através de um ponto de acesso legítimo. Roubo de identidade também conhecido com falsificação de </text:span><text:span text:style-name="T19">MAC</text:span><text:span text:style-name="T70"> ocorre quando o invasor consegue estreitar o tráfego da rede e identificar o endereço </text:span><text:span text:style-name="T19">MAC</text:span><text:span text:style-name="T70"> de um computador que possui privilégios no ponto de acesso. O ataques de </text:span><text:span text:style-name="T19">man-in-the-middle</text:span><text:span text:style-name="T70">, que significa “homem no meio”, esse ataque envolve em persuadir um usuário e um ponto de acesso fazendo com que acreditem que estão falando um com o outro, entretanto, a comunicação está passando por um dispositivo intermediário. O ataque de negação de serviço (</text:span><text:span text:style-name="T19">DoS</text:span><text:span text:style-name="T70">) nas redes sem fio consiste em bombardear continuamente um ponto de acesso ou outra porta acessível com diversas mensagens de protocolo para consumir recursos do sistema. O ambiente </text:span><text:span text:style-name="T19">wireless</text:span><text:span text:style-name="T70"> permite esse tipo de ataque, pois é muito fácil </text:span><text:soft-page-break/><text:span text:style-name="T70">para o invasor direcionar várias mensagens </text:span><text:span text:style-name="T19">wireless</text:span><text:span text:style-name="T70"> para o alvo. O ataque de injeção na rede visa os pontos de acesso que estão expostos ao tráfego de rede não filtrado, como mensagem de protocolo de roteamento ou de gerenciamento, exemplo desse ataque é quando são usados comandos de reconfiguração falso para afetar o desempenho da rede. Além dessas ameaças há também redes ocasionais e não tradicionais que compromete a segurança das redes Wi-Fi.</text:span></text:p>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4"/>
      <text:p text:style-name="P39"><text:soft-page-break/>2. DESENVOLVIMENTO</text:p>
      <text:p text:style-name="P39"/>
      <text:p text:style-name="P39">2.1. MATERIAIS E MÉTODOS (REQUISITOS TÉCNICOS, FERRAMENTAS E TECNOLOGIAS)</text:p>
      <text:p text:style-name="P38"/>
      <text:p text:style-name="P36"><text:tab/>Para a realização do projeto necessita-se de uma rede sem fio para a realizar o ataque <text:span text:style-name="T14">Deauther</text:span>. Será utilizado o NodeMCU, placa <text:span text:style-name="T14">open source</text:span> baseado no ESP8266 que possui um módulo <text:span text:style-name="T71">Wi-Fi</text:span> permitindo a comunicação sem fio e <text:span text:style-name="T72">de</text:span> baixo consumo de energia. Compõe de circuitos como interface serial USB, regulador de tensão, <text:span text:style-name="T14">leds</text:span> e botões de controle (<text:span text:style-name="T14">Reset</text:span> e <text:span text:style-name="T14">Flash</text:span>) além dos barramentos de pinos para permitir o usos em <text:span text:style-name="T14">protoboards</text:span>. </text:p>
      <text:p text:style-name="P36"><text:tab/>O Arduino IDE é um software de codificação escrito em <text:span text:style-name="T72">C</text:span>, <text:span text:style-name="T72">C</text:span>++ e Java, usado para escrever programas e fazer <text:span text:style-name="T14">upload</text:span> de placas compatíveis com Arduino e outras placas de desenvolvimento de outros fornecedores. Pode ser executado <text:span text:style-name="T71">utilizando</text:span> Linux, Windows e MacOS. </text:p>
      <text:p text:style-name="P36"><text:tab/>Para conectar a placa ao computador precisará de um cabo usb que tenha um conector micro-usb.</text:p>
      <text:p text:style-name="P40"/>
      <text:p text:style-name="P52"/>
      <text:p text:style-name="P22"/>
      <text:p text:style-name="P10"/>
      <text:p text:style-name="P59"/>
      <text:p text:style-name="P2">REFERÊNCIAS</text:p>
      <text:p text:style-name="P4"/>
      <text:p text:style-name="P29">AMARAL, Bruno Marques; MAESTRELLI, Marita. <text:span text:style-name="T24">Segurança em Redes Wireless 802.11</text:span>. CBPF. 38 p.</text:p>
      <text:p text:style-name="P29"/>
      <text:p text:style-name="P29">FARIAS, Paulo César Bento. <text:span text:style-name="T24">Treinamento Profissional em Redes Wireless</text:span><text:span text:style-name="T37">. </text:span>São Paulo: Digerati, 2006. 128 p.</text:p>
      <text:p text:style-name="P29"/>
      <text:p text:style-name="P29">FERNANDEZ, Alexandre Marino. <text:span text:style-name="T24">Circuito Alterado em Três Atos: abrir, tatear e multiplicar</text:span>. 2013. 174 f. Dissertação (Mestrado) - Curso de Mestrado em Musicologia., Universidade de São Paulo, São Paulo, 2013.</text:p>
      <text:p text:style-name="P29"/>
      <text:p text:style-name="P29">GALVÃO, Michele da Costa (org.). <text:span text:style-name="T24">Fundamentos em Segurança da Informação</text:span>. São Paulo: Pearson Education do Brasil, 2015. 192 p.</text:p>
      <text:p text:style-name="P29"/>
      <text:p text:style-name="P29">HANZBERGEN, Jule; HANZBERGEN, Kees; SMULDERS, André; BAARS, Hans. <text:span text:style-name="T24">Fundamentos de Segurança da Informação:</text:span> com base na iso 27001 e na iso 27002. Rio de Janeiro: <text:s/>Brasport, 2018. 267 p.</text:p>
      <text:p text:style-name="P29"/>
      <text:p text:style-name="P29">HIPERCONECTIVIDADE pode afetar convívio social na adolescência. Diário do Nordeste, 2018.</text:p>
      <text:p text:style-name="P29"/>
      <text:p text:style-name="P30"><text:span text:style-name="T47">Disponível em: </text:span><text:a xlink:type="simple" xlink:href="https://diariodonordeste.verdesmares.com.br/editorias/verso/online/hiperconectividade-pode-afetar-convivio-social-na-adolescencia-1.1981778" text:style-name="Internet_20_link" text:visited-style-name="Visited_20_Internet_20_Link"><text:span text:style-name="T47">https://diariodonordeste.verdesmares.com.br/editorias/verso/online/hiperconectividade-pode-afetar-convivio-social-na-adolescencia-1.1981778</text:span></text:a><text:span text:style-name="T47">. Acesso em: 08 ago. 2018.</text:span></text:p>
      <text:p text:style-name="P29"/>
      <text:p text:style-name="P29">K, Fernando. <text:span text:style-name="T24">NodeMCU ESP8266:</text:span> detalhes e pinagem. Detalhes e Pinagem. Disponível em: https://www.fernandok.com/2018/05/nodemcu-esp8266-detalhes-e-pinagem.html. Acesso em: 04 maio 2018.</text:p>
      <text:p text:style-name="P29"/>
      <text:p text:style-name="P29">LOPES, Isabel Maria; GUARDA, Teresa; OLIVEIRA, Pedro. Políticas de Segurança e Privacidade: forma e fundo. : Forma e Fundo. <text:span text:style-name="T24">Revista Ibérica de Sistemas e Tecnologias de Informação</text:span>, Rio Tinto, Portugal, v. 18, p. 332-342, fev. 2019. </text:p>
      <text:p text:style-name="P29">MATOS, Fábio Hugo Souza; RAGNINI, Diogo Fontana; OLIVEIRA, Paulo de Tarso Carvalho de; ALMEIDA, Fabrício Moraes de. IMPLEMENTAÇÃO DE SEGURANÇAEM REDES WI-FI COM A UTILIZAÇÃODE VPN. <text:span text:style-name="T24">Linkscienceplace</text:span>, [s.l.], v. 2, n. 1, p.133-163, 28 mar. 2015. LinkSciencePlace. <text:a xlink:type="simple" xlink:href="http://dx.doi.org/10.17115/2358-8411/v2n1a9" text:style-name="Internet_20_link" text:visited-style-name="Visited_20_Internet_20_Link">http://dx.doi.org/10.17115/2358-8411/v2n1a9</text:a>.</text:p>
      <text:p text:style-name="P29"/>
      <text:p text:style-name="P29">MORAES, Alexandre Fernandes de. <text:span text:style-name="T24">Segurança em redes: </text:span>fundamentos. São Paulo: Érica, 2010. 262 p.</text:p>
      <text:p text:style-name="P29"/>
      <text:p text:style-name="P29">MURTA, Gustavo. <text:span text:style-name="T24">NodeMCU – ESP12: Guia completo – Introdução (Parte 1)</text:span><text:span text:style-name="T31">.</text:span> Disponível em: https://blog.eletrogate.com/nodemcu-esp12-introducao-1/. Acesso em: 01 mar. 2018.</text:p>
      <text:p text:style-name="P29"/>
      <text:p text:style-name="P29">PSICANÁLISE no convívio social. <text:span text:style-name="T24">Psicanálise Clínica</text:span>, 2019. Disponível em:</text:p>
      <text:p text:style-name="P29">https://www.psicanaliseclinica.com/convivio-social/. Acesso em: 29 set. 2019.</text:p>
      <text:p text:style-name="P29"/>
      <text:p text:style-name="P29">RUFINO, Nelson Murilo de Oliveira. <text:span text:style-name="T24">Segurança em redes sem fio:</text:span> aprenda a proteger suas informações em ambientes wi-fi e bluetooth. 3. ed. São Paulo: Novatec, 2011. 237 p.</text:p>
      <text:p text:style-name="P29"><text:soft-page-break/></text:p>
      <text:p text:style-name="P7">STALLINGS, William. Criptografia e segurança de redes: princípios e práticas. 6. ed. São Paulo: Pearson Education do Brasil, 2015. 560 p.</text:p>
      <text:p text:style-name="P5"/>
      <text:p text:style-name="P23"/>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arial" svg:font-family="arial" style:font-family-generic="swiss"/>
    <style:font-face style:name="Arial" svg:font-family="Arial"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pt" fo:country="B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igure"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2.034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svg:height="1.309cm" fo:margin-left="0cm" fo:margin-right="0cm" fo:margin-bottom="0.499cm"/>
      </style:header-style>
      <style:footer-style/>
    </style:page-layout>
    <style:page-layout style:name="Mpm3" style:page-usage="left">
      <style:page-layout-properties fo:page-width="21.001cm" fo:page-height="29.7cm" style:num-format="1" style:print-orientation="portrait" fo:margin-top="2.14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svg:height="1.099cm" fo:margin-left="0cm" fo:margin-right="0cm" fo:margin-bottom="0.499cm"/>
      </style:header-style>
      <style:footer-style/>
    </style:page-layout>
  </office:automatic-styles>
  <office:master-styles>
    <style:master-page style:name="Standard" style:page-layout-name="Mpm1"/>
    <style:master-page style:name="Right_20_Page" style:display-name="Right Page" style:page-layout-name="Mpm2" style:next-style-name="Left_20_Page">
      <style:header>
        <text:p text:style-name="MP1"><text:page-number text:select-page="current">0</text:page-number></text:p>
      </style:header>
    </style:master-page>
    <style:master-page style:name="Left_20_Page" style:display-name="Left Page" style:page-layout-name="Mpm3" style:next-style-name="Right_20_Page">
      <style:header>
        <text:p text:style-name="MP1"><text:page-number text:select-page="current">0</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9-17T10:45:42.380254125</meta:creation-date>
    <dc:date>2020-09-17T16:59:47.267369970</dc:date>
    <meta:editing-duration>PT26M26S</meta:editing-duration>
    <meta:editing-cycles>3</meta:editing-cycles>
    <meta:generator>LibreOffice/6.0.7.3$Linux_X86_64 LibreOffice_project/00m0$Build-3</meta:generator>
    <meta:document-statistic meta:table-count="0" meta:image-count="0" meta:object-count="0" meta:page-count="12" meta:paragraph-count="87" meta:word-count="2905" meta:character-count="18895" meta:non-whitespace-character-count="16052"/>
  </office:meta>
</office:document-meta>
</file>